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d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dla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<text:s text:c="4"/>with the help of 4-5 dice.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gat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gna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ku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na</text:p>
          </table:table-cell>
          <table:table-cell table:style-name="ce1" office:value-type="string" calcext:value-type="string">
            <text:p>Credit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s work is based on the original idea from A G Reinhold in 1995: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http://world.std.com/~reinhold/diceware.html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and partly on EFF:s ideas from 2016: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https://www.eff.org/deeplinks/2016/07/new-wordlists-random-passphrases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is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ka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nor</text:p>
          </table:table-cell>
          <table:table-cell office:value-type="string" calcext:value-type="string">
            <text:p>Use 4 dice to randomly get a combination of digits between 1111 and 6666, that 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nsa</text:p>
          </table:table-cell>
          <table:table-cell office:value-type="string" calcext:value-type="string">
            <text:p>corresponds to a word in the list. The combination 1234 corresponds e.g. to the 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word "avog" and the combination 5316 corresponds to the word "roa". You need to 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get at least 8 words to form a secure password. Separate the words in some way, 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rg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nvänd 4 tärningar för att slumpa fram en sifferkombination mellan 1111 och 6666,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om motsvarar ett ord i listan. Kombinationen 1234 motsvarar t.ex. ordet "avog",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rom</text:p>
          </table:table-cell>
          <table:table-cell office:value-type="string" calcext:value-type="string">
            <text:p>medan kombinationen 5316 motsvarar ordet "roa". Du behöver slumpa fram minst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arm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byst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ov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katt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men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rom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rutt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rysk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sida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sik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skit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verk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zo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-00-00</text:date>, <text:time style:data-style-name="N2" text:time-value="14:11:31.478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4:12:34.544000000</dc:date>
    <meta:editing-duration>PT28M58S</meta:editing-duration>
    <meta:editing-cycles>9</meta:editing-cycles>
    <meta:generator>LibreOffice/6.3.6.2$Windows_X86_64 LibreOffice_project/2196df99b074d8a661f4036fca8fa0cbfa33a497</meta:generator>
    <meta:document-statistic meta:table-count="1" meta:cell-count="2625" meta:object-count="0"/>
  </office:meta>
</office:document-meta>
</file>